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NSimSun" svg:font-family="NSimSun" style:font-family-generic="modern" style:font-pitch="fixed" svg:panose-1="2 1 6 9 3 1 1 1 1 1"/>
    <style:font-face style:name="Aptos" svg:font-family="Apto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style:page-number="0"/>
      <style:text-properties fo:color="#4EA72E"/>
    </style:style>
    <style:style style:name="P23" style:parent-style-name="Standard" style:family="paragraph">
      <style:text-properties style:font-name="Arial" style:font-name-complex="Arial" fo:color="#4EA72E"/>
    </style:style>
    <style:style style:name="TableColumn25" style:family="table-column">
      <style:table-column-properties style:column-width="3.1493in" style:use-optimal-column-width="false"/>
    </style:style>
    <style:style style:name="Table24" style:family="table">
      <style:table-properties style:width="3.1493in" fo:margin-left="0in" table:align="left"/>
    </style:style>
    <style:style style:name="TableRow26" style:family="table-row">
      <style:table-row-properties style:use-optimal-row-height="false"/>
    </style:style>
    <style:style style:name="TableCell27" style:family="table-cell">
      <style:table-cell-properties fo:border-top="none" fo:border-left="0.0208in solid #069A2E" fo:border-bottom="none" fo:border-right="none" style:writing-mode="lr-tb" fo:padding-top="0.15in" fo:padding-left="0.0798in" fo:padding-bottom="0.15in" fo:padding-right="0.0798in"/>
    </style:style>
    <style:style style:name="P28" style:parent-style-name="Sansinterligne" style:family="paragraph">
      <style:paragraph-properties fo:widows="0" fo:orphans="0"/>
      <style:text-properties style:font-name="Arial" style:font-name-complex="Arial" fo:color="#4EA72E"/>
    </style:style>
    <style:style style:name="TableRow29" style:family="table-row">
      <style:table-row-properties style:use-optimal-row-height="false"/>
    </style:style>
    <style:style style:name="TableCell30" style:family="table-cell">
      <style:table-cell-properties fo:border-top="none" fo:border-left="0.0208in solid #069A2E" fo:border-bottom="none" fo:border-right="none" style:writing-mode="lr-tb" fo:padding-top="0in" fo:padding-left="0.1in" fo:padding-bottom="0in" fo:padding-right="0.0798in"/>
    </style:style>
    <style:style style:name="P31" style:parent-style-name="Sansinterligne" style:family="paragraph">
      <style:paragraph-properties fo:widows="0" fo:orphans="0" fo:line-height="90%"/>
      <style:text-properties style:font-name="Arial" style:font-name-complex="Arial" fo:color="#4EA72E" fo:font-size="40pt" style:font-size-asian="40pt" style:font-size-complex="40pt"/>
    </style:style>
    <style:style style:name="TableRow32" style:family="table-row">
      <style:table-row-properties style:use-optimal-row-height="false"/>
    </style:style>
    <style:style style:name="TableCell33" style:family="table-cell">
      <style:table-cell-properties fo:border-top="none" fo:border-left="0.0208in solid #069A2E" fo:border-bottom="none" fo:border-right="none" style:writing-mode="lr-tb" fo:padding-top="0.15in" fo:padding-left="0.0798in" fo:padding-bottom="0.15in" fo:padding-right="0.0798in"/>
    </style:style>
    <style:style style:name="P34" style:parent-style-name="Sansinterligne" style:family="paragraph">
      <style:paragraph-properties fo:widows="0" fo:orphans="0"/>
    </style:style>
    <style:style style:name="T35" style:parent-style-name="Policepardéfaut" style:family="text">
      <style:text-properties style:font-name="Arial" style:font-name-complex="Arial" fo:color="#4EA72E" fo:font-size="21pt" style:font-size-asian="21pt" style:font-size-complex="36pt"/>
    </style:style>
    <style:style style:name="P36"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37"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38"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39"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0"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1"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2"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3"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4" style:parent-style-name="Standard" style:family="paragraph">
      <style:text-properties style:font-name="Arial" style:font-name-complex="Arial" fo:font-weight="bold" style:font-weight-asian="bold" style:font-weight-complex="bold" fo:color="#4EA72E" fo:font-size="18pt" style:font-size-asian="18pt" style:font-size-complex="18pt"/>
    </style:style>
    <style:style style:name="P45"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6" style:parent-style-name="Standard" style:family="paragraph">
      <style:text-properties style:font-name="Arial" style:font-name-complex="Arial" fo:font-weight="bold" style:font-weight-asian="bold" style:font-weight-complex="bold" fo:color="#4EA72E" fo:font-size="18pt" style:font-size-asian="18pt" style:font-size-complex="18pt"/>
    </style:style>
    <style:style style:name="P47"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8" style:parent-style-name="Standard" style:family="paragraph">
      <style:text-properties style:font-name="Arial" style:font-name-complex="Arial" fo:font-weight="bold" style:font-weight-asian="bold" style:font-weight-complex="bold" fo:color="#4EA72E" fo:font-size="14pt" style:font-size-asian="14pt" style:font-size-complex="14pt"/>
    </style:style>
    <style:style style:name="P49" style:parent-style-name="Standard" style:family="paragraph">
      <style:paragraph-properties fo:text-align="center"/>
      <style:text-properties style:font-name="Arial" style:font-name-complex="Arial" fo:font-weight="bold" style:font-weight-asian="bold" style:font-weight-complex="bold" fo:color="#4EA72E" fo:font-size="14pt" style:font-size-asian="14pt" style:font-size-complex="14pt"/>
    </style:style>
    <style:style style:name="P50" style:parent-style-name="Standard" style:family="paragraph">
      <style:paragraph-properties fo:text-align="center"/>
      <style:text-properties style:font-name="Arial" style:font-name-complex="Arial" fo:font-weight="bold" style:font-weight-asian="bold" style:font-weight-complex="bold" fo:color="#4EA72E" fo:font-size="14pt" style:font-size-asian="14pt" style:font-size-complex="14pt"/>
    </style:style>
    <style:style style:name="P51" style:parent-style-name="Standard" style:family="paragraph">
      <style:paragraph-properties fo:text-align="center"/>
      <style:text-properties style:font-name="Arial" style:font-name-complex="Arial" fo:font-weight="bold" style:font-weight-asian="bold" style:font-weight-complex="bold" fo:color="#C9211E" fo:font-size="14pt" style:font-size-asian="14pt" style:font-size-complex="14pt"/>
    </style:style>
    <style:style style:name="P52" style:parent-style-name="TM1" style:family="paragraph">
      <style:paragraph-properties>
        <style:tab-stops>
          <style:tab-stop style:type="right" style:leader-style="dotted" style:leader-text="." style:position="6.6861in"/>
        </style:tab-stops>
      </style:paragraph-properties>
    </style:style>
    <style:style style:name="T53" style:parent-style-name="Lienhypertexte" style:family="text">
      <style:text-properties style:font-name="Arial" style:font-name-complex="Arial"/>
    </style:style>
    <style:style style:name="P54" style:parent-style-name="TM2" style:family="paragraph">
      <style:paragraph-properties>
        <style:tab-stops>
          <style:tab-stop style:type="right" style:leader-style="dotted" style:leader-text="." style:position="6.5333in"/>
        </style:tab-stops>
      </style:paragraph-properties>
    </style:style>
    <style:style style:name="P55" style:parent-style-name="TM2" style:family="paragraph">
      <style:paragraph-properties>
        <style:tab-stops>
          <style:tab-stop style:type="right" style:leader-style="dotted" style:leader-text="." style:position="6.5333in"/>
        </style:tab-stops>
      </style:paragraph-properties>
    </style:style>
    <style:style style:name="P56" style:parent-style-name="TM2" style:family="paragraph">
      <style:paragraph-properties>
        <style:tab-stops>
          <style:tab-stop style:type="right" style:leader-style="dotted" style:leader-text="." style:position="6.5333in"/>
        </style:tab-stops>
      </style:paragraph-properties>
    </style:style>
    <style:style style:name="P57" style:parent-style-name="TM1" style:family="paragraph">
      <style:paragraph-properties>
        <style:tab-stops>
          <style:tab-stop style:type="right" style:leader-style="dotted" style:leader-text="." style:position="6.6861in"/>
        </style:tab-stops>
      </style:paragraph-properties>
    </style:style>
    <style:style style:name="T58" style:parent-style-name="Lienhypertexte" style:family="text">
      <style:text-properties style:font-name="Arial" style:font-name-complex="Arial"/>
    </style:style>
    <style:style style:name="P59" style:parent-style-name="TM2" style:family="paragraph">
      <style:paragraph-properties>
        <style:tab-stops>
          <style:tab-stop style:type="right" style:leader-style="dotted" style:leader-text="." style:position="6.5333in"/>
        </style:tab-stops>
      </style:paragraph-properties>
    </style:style>
    <style:style style:name="P60" style:parent-style-name="TM2" style:family="paragraph">
      <style:paragraph-properties>
        <style:tab-stops>
          <style:tab-stop style:type="right" style:leader-style="dotted" style:leader-text="." style:position="6.5333in"/>
        </style:tab-stops>
      </style:paragraph-properties>
    </style:style>
    <style:style style:name="P61" style:parent-style-name="TM1" style:family="paragraph">
      <style:paragraph-properties>
        <style:tab-stops>
          <style:tab-stop style:type="right" style:leader-style="dotted" style:leader-text="." style:position="6.6861in"/>
        </style:tab-stops>
      </style:paragraph-properties>
    </style:style>
    <style:style style:name="T62" style:parent-style-name="Lienhypertexte" style:family="text">
      <style:text-properties style:font-name="Arial" style:font-name-complex="Arial"/>
    </style:style>
    <style:style style:name="P63" style:parent-style-name="TM2" style:family="paragraph">
      <style:paragraph-properties>
        <style:tab-stops>
          <style:tab-stop style:type="right" style:leader-style="dotted" style:leader-text="." style:position="6.5333in"/>
        </style:tab-stops>
      </style:paragraph-properties>
    </style:style>
    <style:style style:name="P64" style:parent-style-name="TM2" style:family="paragraph">
      <style:paragraph-properties>
        <style:tab-stops>
          <style:tab-stop style:type="right" style:leader-style="dotted" style:leader-text="." style:position="6.5333in"/>
        </style:tab-stops>
      </style:paragraph-properties>
    </style:style>
    <style:style style:name="P65" style:parent-style-name="TM2" style:family="paragraph">
      <style:paragraph-properties>
        <style:tab-stops>
          <style:tab-stop style:type="right" style:leader-style="dotted" style:leader-text="." style:position="6.5333in"/>
        </style:tab-stops>
      </style:paragraph-properties>
    </style:style>
    <style:style style:name="T66" style:parent-style-name="Lienhypertexte" style:family="text">
      <style:text-properties style:font-name-complex="Arial"/>
    </style:style>
    <style:style style:name="P67" style:parent-style-name="TM2" style:family="paragraph">
      <style:paragraph-properties>
        <style:tab-stops>
          <style:tab-stop style:type="right" style:leader-style="dotted" style:leader-text="." style:position="6.5333in"/>
        </style:tab-stops>
      </style:paragraph-properties>
    </style:style>
    <style:style style:name="T68" style:parent-style-name="Lienhypertexte" style:family="text">
      <style:text-properties style:font-name-complex="Arial"/>
    </style:style>
    <style:style style:name="P69" style:parent-style-name="TM1" style:family="paragraph">
      <style:paragraph-properties>
        <style:tab-stops>
          <style:tab-stop style:type="right" style:leader-style="dotted" style:leader-text="." style:position="6.6861in"/>
        </style:tab-stops>
      </style:paragraph-properties>
    </style:style>
    <style:style style:name="P70" style:parent-style-name="TM2" style:family="paragraph">
      <style:paragraph-properties>
        <style:tab-stops>
          <style:tab-stop style:type="right" style:leader-style="dotted" style:leader-text="." style:position="6.5333in"/>
        </style:tab-stops>
      </style:paragraph-properties>
    </style:style>
    <style:style style:name="P71" style:parent-style-name="TM2" style:family="paragraph">
      <style:paragraph-properties>
        <style:tab-stops>
          <style:tab-stop style:type="right" style:leader-style="dotted" style:leader-text="." style:position="6.5333in"/>
        </style:tab-stops>
      </style:paragraph-properties>
    </style:style>
    <style:style style:name="P72" style:parent-style-name="Titre1" style:family="paragraph">
      <style:text-properties style:font-name="Arial" style:font-name-complex="Arial"/>
    </style:style>
    <style:style style:name="T73" style:parent-style-name="Policepardéfaut" style:family="text">
      <style:text-properties fo:font-weight="bold" style:font-weight-asian="bold"/>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font-style="italic" style:font-style-asian="italic"/>
    </style:style>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style="italic" style:font-style-asian="italic" style:font-style-complex="italic" fo:font-size="8pt" style:font-size-asian="8pt" style:font-size-complex="8pt"/>
    </style:style>
    <style:style style:name="T79" style:parent-style-name="Policepardéfaut" style:family="text">
      <style:text-properties fo:font-weight="bold" style:font-weight-asian="bold"/>
    </style:style>
    <style:style style:name="T80" style:parent-style-name="Policepardéfaut" style:family="text">
      <style:text-properties fo:font-size="9pt" style:font-size-asian="9pt" style:font-size-complex="9pt"/>
    </style:style>
    <style:style style:name="T81" style:parent-style-name="Policepardéfaut" style:family="text">
      <style:text-properties fo:font-style="italic" style:font-style-asian="italic" style:font-style-complex="italic" fo:font-size="8pt" style:font-size-asian="8pt" style:font-size-complex="9pt"/>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weight="bold" style:font-weight-asian="bold" style:font-weight-complex="bold"/>
    </style:style>
    <style:style style:name="P84" style:parent-style-name="Textbody" style:family="paragraph">
      <style:paragraph-properties fo:margin-bottom="0in" fo:line-height="135%"/>
      <style:text-properties style:font-name="Arial" style:font-name-complex="Arial" fo:font-size="11pt" style:font-size-asian="11pt"/>
    </style:style>
    <style:style style:name="P85" style:parent-style-name="Titre1" style:family="paragraph">
      <style:text-properties style:font-name="Arial" style:font-name-complex="Arial"/>
    </style:style>
    <style:style style:name="P86" style:parent-style-name="Paragraphedeliste" style:family="paragraph">
      <style:text-properties style:font-name-complex="Arial" fo:font-weight="bold" style:font-weight-asian="bold" style:font-weight-complex="bold"/>
    </style:style>
    <style:style style:name="P87" style:parent-style-name="Paragraphedeliste" style:family="paragraph">
      <style:paragraph-properties fo:margin-left="0in" fo:text-indent="0.4833in">
        <style:tab-stops/>
      </style:paragraph-properties>
    </style:style>
    <style:style style:name="T88" style:parent-style-name="Policepardéfaut" style:family="text">
      <style:text-properties style:font-name-complex="Arial"/>
    </style:style>
    <style:style style:name="P89" style:parent-style-name="Paragraphedeliste" style:family="paragraph">
      <style:text-properties style:font-name-complex="Arial" fo:font-weight="bold" style:font-weight-asian="bold" style:font-weight-complex="bold"/>
    </style:style>
    <style:style style:name="P90" style:parent-style-name="Paragraphedeliste" style:family="paragraph">
      <style:paragraph-properties fo:margin-left="0in" fo:text-indent="0.4833in">
        <style:tab-stops/>
      </style:paragraph-properties>
    </style:style>
    <style:style style:name="T91" style:parent-style-name="Policepardéfaut" style:family="text">
      <style:text-properties style:font-name-complex="Arial"/>
    </style:style>
    <style:style style:name="P92" style:parent-style-name="Paragraphedeliste" style:family="paragraph">
      <style:text-properties style:font-name-complex="Arial" fo:font-weight="bold" style:font-weight-asian="bold"/>
    </style:style>
    <style:style style:name="P93" style:parent-style-name="Paragraphedeliste" style:family="paragraph">
      <style:paragraph-properties fo:margin-left="0in" fo:text-indent="0.4833in">
        <style:tab-stops/>
      </style:paragraph-properties>
    </style:style>
    <style:style style:name="T94" style:parent-style-name="Policepardéfaut" style:family="text">
      <style:text-properties style:font-name-complex="Arial"/>
    </style:style>
    <style:style style:name="T95" style:parent-style-name="Policepardéfaut" style:family="text">
      <style:text-properties style:font-name="Cambria Math" style:font-name-complex="Cambria Math"/>
    </style:style>
    <style:style style:name="T96" style:parent-style-name="Policepardéfaut" style:family="text">
      <style:text-properties style:font-name-complex="Arial" style:font-weight-complex="bold"/>
    </style:style>
    <style:style style:name="P97" style:parent-style-name="Paragraphedeliste" style:family="paragraph">
      <style:text-properties style:font-name-complex="Arial" fo:font-weight="bold" style:font-weight-asian="bold" style:font-weight-complex="bold"/>
    </style:style>
    <style:style style:name="P98" style:parent-style-name="Paragraphedeliste" style:family="paragraph">
      <style:paragraph-properties fo:margin-left="0in" fo:text-indent="0.4833in">
        <style:tab-stops/>
      </style:paragraph-properties>
    </style:style>
    <style:style style:name="T99" style:parent-style-name="Policepardéfaut" style:family="text">
      <style:text-properties style:font-name-complex="Arial"/>
    </style:style>
    <style:style style:name="T100" style:parent-style-name="Policepardéfaut" style:family="text">
      <style:text-properties style:font-name="Cambria Math" style:font-name-complex="Cambria Math"/>
    </style:style>
    <style:style style:name="T101" style:parent-style-name="Policepardéfaut" style:family="text">
      <style:text-properties style:font-name-complex="Arial"/>
    </style:style>
    <style:style style:name="P102" style:parent-style-name="Paragraphedeliste" style:family="paragraph">
      <style:text-properties style:font-name-complex="Arial" fo:font-weight="bold" style:font-weight-asian="bold" style:font-weight-complex="bold"/>
    </style:style>
    <style:style style:name="P103" style:parent-style-name="Paragraphedeliste" style:family="paragraph">
      <style:paragraph-properties fo:margin-left="0in" fo:text-indent="0.4833in">
        <style:tab-stops/>
      </style:paragraph-properties>
    </style:style>
    <style:style style:name="T104" style:parent-style-name="Policepardéfaut" style:family="text">
      <style:text-properties style:font-name-complex="Arial"/>
    </style:style>
    <style:style style:name="T105" style:parent-style-name="Policepardéfaut" style:family="text">
      <style:text-properties style:font-name="Cambria Math" style:font-name-complex="Cambria Math"/>
    </style:style>
    <style:style style:name="T106" style:parent-style-name="Policepardéfaut" style:family="text">
      <style:text-properties style:font-name-complex="Arial"/>
    </style:style>
    <style:style style:name="P107" style:parent-style-name="Paragraphedeliste" style:family="paragraph">
      <style:text-properties style:font-name-complex="Arial" fo:font-weight="bold" style:font-weight-asian="bold" style:font-weight-complex="bold"/>
    </style:style>
    <style:style style:name="T108" style:parent-style-name="Policepardéfaut" style:family="text">
      <style:text-properties style:font-name="Cambria Math" style:font-name-complex="Cambria Math"/>
    </style:style>
    <style:style style:name="P109" style:parent-style-name="Paragraphedeliste" style:family="paragraph">
      <style:text-properties style:font-name-complex="Arial" fo:font-weight="bold" style:font-weight-asian="bold" style:font-weight-complex="bold"/>
    </style:style>
    <style:style style:name="P110" style:parent-style-name="Paragraphedeliste" style:family="paragraph">
      <style:paragraph-properties fo:margin-left="0in" fo:text-indent="0.4833in">
        <style:tab-stops/>
      </style:paragraph-properties>
    </style:style>
    <style:style style:name="T111" style:parent-style-name="Policepardéfaut" style:family="text">
      <style:text-properties style:font-name-complex="Arial"/>
    </style:style>
    <style:style style:name="T112" style:parent-style-name="Policepardéfaut" style:family="text">
      <style:text-properties style:font-name="Cambria Math" style:font-name-complex="Cambria Math"/>
    </style:style>
    <style:style style:name="T113" style:parent-style-name="Policepardéfaut" style:family="text">
      <style:text-properties style:font-name-complex="Arial"/>
    </style:style>
    <style:style style:name="P114" style:parent-style-name="Paragraphedeliste" style:family="paragraph">
      <style:text-properties style:font-name-complex="Arial" fo:font-weight="bold" style:font-weight-asian="bold" style:font-weight-complex="bold"/>
    </style:style>
    <style:style style:name="T115" style:parent-style-name="Policepardéfaut" style:family="text">
      <style:text-properties style:font-name="Cambria Math" style:font-name-complex="Cambria Math"/>
    </style:style>
    <style:style style:name="P116" style:parent-style-name="Paragraphedeliste" style:family="paragraph">
      <style:text-properties style:font-name-complex="Arial" fo:font-weight="bold" style:font-weight-asian="bold" style:font-weight-complex="bold"/>
    </style:style>
    <style:style style:name="P117" style:parent-style-name="Paragraphedeliste" style:family="paragraph">
      <style:paragraph-properties fo:text-indent="0.4833in"/>
      <style:text-properties style:font-name-complex="Arial"/>
    </style:style>
    <style:style style:name="P118" style:parent-style-name="Paragraphedeliste" style:family="paragraph">
      <style:paragraph-properties fo:text-indent="0.4833in"/>
    </style:style>
    <style:style style:name="T119" style:parent-style-name="Policepardéfaut" style:family="text">
      <style:text-properties style:font-name-complex="Arial"/>
    </style:style>
    <style:style style:name="T120" style:parent-style-name="Policepardéfaut" style:family="text">
      <style:text-properties style:font-name="Cambria Math" style:font-name-complex="Cambria Math"/>
    </style:style>
    <style:style style:name="P121" style:parent-style-name="Paragraphedeliste" style:family="paragraph">
      <style:paragraph-properties fo:text-indent="0.4833in"/>
      <style:text-properties style:font-name-complex="Arial"/>
    </style:style>
    <style:style style:name="P122" style:parent-style-name="Paragraphedeliste" style:family="paragraph">
      <style:paragraph-properties fo:text-indent="0.4833in"/>
    </style:style>
    <style:style style:name="T123" style:parent-style-name="Policepardéfaut" style:family="text">
      <style:text-properties style:font-name="Cambria Math" style:font-name-complex="Cambria Math"/>
    </style:style>
    <style:style style:name="T124" style:parent-style-name="Policepardéfaut" style:family="text">
      <style:text-properties style:font-name-complex="Arial"/>
    </style:style>
    <style:style style:name="P125" style:parent-style-name="Textbody" style:family="paragraph">
      <style:text-properties style:font-name="Arial" style:font-name-complex="Arial"/>
    </style:style>
    <style:style style:name="T126" style:parent-style-name="Policepardéfaut" style:family="text">
      <style:text-properties fo:font-style="italic" style:font-style-asian="italic" style:font-style-complex="italic" fo:font-size="8pt" style:font-size-asian="8pt" style:font-size-complex="8pt"/>
    </style:style>
    <style:style style:name="P127" style:parent-style-name="Titre1" style:family="paragraph">
      <style:text-properties style:font-name="Arial" style:font-name-complex="Arial"/>
    </style:style>
    <style:style style:name="P128" style:parent-style-name="Paragraphedeliste" style:family="paragraph"/>
    <style:style style:name="T129" style:parent-style-name="Policepardéfaut" style:family="text">
      <style:text-properties style:font-name-complex="Arial" fo:font-weight="bold" style:font-weight-asian="bold" style:font-weight-complex="bold"/>
    </style:style>
    <style:style style:name="T130" style:parent-style-name="Policepardéfaut" style:family="text">
      <style:text-properties style:font-name-complex="Arial" fo:font-weight="bold" style:font-weight-asian="bold" style:font-weight-complex="bold" fo:font-style="italic" style:font-style-asian="italic" style:font-style-complex="italic"/>
    </style:style>
    <style:style style:name="T131" style:parent-style-name="Policepardéfaut" style:family="text">
      <style:text-properties style:font-name-complex="Arial" fo:font-weight="bold" style:font-weight-asian="bold" style:font-weight-complex="bold"/>
    </style:style>
    <style:style style:name="T132" style:parent-style-name="Policepardéfaut" style:family="text">
      <style:text-properties style:font-name-complex="Arial"/>
    </style:style>
    <style:style style:name="P133" style:parent-style-name="Paragraphedeliste" style:family="paragraph"/>
    <style:style style:name="T134" style:parent-style-name="Policepardéfaut" style:family="text">
      <style:text-properties style:font-name-complex="Arial" fo:font-weight="bold" style:font-weight-asian="bold" style:font-weight-complex="bold"/>
    </style:style>
    <style:style style:name="T135" style:parent-style-name="Policepardéfaut" style:family="text">
      <style:text-properties style:font-name-complex="Arial" fo:font-weight="bold" style:font-weight-asian="bold" style:font-weight-complex="bold" fo:font-style="italic" style:font-style-asian="italic" style:font-style-complex="italic"/>
    </style:style>
    <style:style style:name="T136" style:parent-style-name="Policepardéfaut" style:family="text">
      <style:text-properties style:font-name-complex="Arial" fo:font-weight="bold" style:font-weight-asian="bold" style:font-weight-complex="bold"/>
    </style:style>
    <style:style style:name="T137" style:parent-style-name="Policepardéfaut" style:family="text">
      <style:text-properties style:font-name-complex="Arial"/>
    </style:style>
    <style:style style:name="P138" style:parent-style-name="Paragraphedeliste" style:family="paragraph"/>
    <style:style style:name="T139" style:parent-style-name="Policepardéfaut" style:family="text">
      <style:text-properties style:font-name-complex="Arial" fo:font-weight="bold" style:font-weight-asian="bold" style:font-weight-complex="bold"/>
    </style:style>
    <style:style style:name="T140" style:parent-style-name="Policepardéfaut" style:family="text">
      <style:text-properties style:font-name-complex="Arial" fo:font-weight="bold" style:font-weight-asian="bold" style:font-weight-complex="bold" fo:font-style="italic" style:font-style-asian="italic" style:font-style-complex="italic"/>
    </style:style>
    <style:style style:name="T141" style:parent-style-name="Policepardéfaut" style:family="text">
      <style:text-properties style:font-name-complex="Arial" fo:font-weight="bold" style:font-weight-asian="bold" style:font-weight-complex="bold"/>
    </style:style>
    <style:style style:name="T142" style:parent-style-name="Policepardéfaut" style:family="text">
      <style:text-properties style:font-name-complex="Arial"/>
    </style:style>
    <style:style style:name="T143" style:parent-style-name="Policepardéfaut" style:family="text">
      <style:text-properties style:font-name-complex="Arial"/>
    </style:style>
    <style:style style:name="P144" style:parent-style-name="Titre2" style:family="paragraph">
      <style:text-properties style:font-name-complex="Arial"/>
    </style:style>
    <style:style style:name="P145" style:parent-style-name="Paragraphedeliste" style:family="paragraph"/>
    <style:style style:name="T146" style:parent-style-name="Policepardéfaut" style:family="text">
      <style:text-properties style:font-name-complex="Arial" fo:font-weight="bold" style:font-weight-asian="bold" style:font-weight-complex="bold"/>
    </style:style>
    <style:style style:name="T147" style:parent-style-name="Policepardéfaut" style:family="text">
      <style:text-properties style:font-name-complex="Arial"/>
    </style:style>
    <style:style style:name="P148" style:parent-style-name="Paragraphedeliste" style:family="paragraph"/>
    <style:style style:name="T149" style:parent-style-name="Policepardéfaut" style:family="text">
      <style:text-properties style:font-name-complex="Arial" fo:font-weight="bold" style:font-weight-asian="bold" style:font-weight-complex="bold"/>
    </style:style>
    <style:style style:name="T150" style:parent-style-name="Policepardéfaut" style:family="text">
      <style:text-properties style:font-name-complex="Arial"/>
    </style:style>
    <style:style style:name="P151" style:parent-style-name="Paragraphedeliste" style:family="paragraph"/>
    <style:style style:name="T152" style:parent-style-name="Policepardéfaut" style:family="text">
      <style:text-properties style:font-name-complex="Arial" fo:font-weight="bold" style:font-weight-asian="bold" style:font-weight-complex="bold"/>
    </style:style>
    <style:style style:name="T153" style:parent-style-name="Policepardéfaut" style:family="text">
      <style:text-properties style:font-name-complex="Arial"/>
    </style:style>
    <style:style style:name="P154" style:parent-style-name="Paragraphedeliste" style:family="paragraph"/>
    <style:style style:name="T155" style:parent-style-name="Policepardéfaut" style:family="text">
      <style:text-properties style:font-name-complex="Arial" fo:font-weight="bold" style:font-weight-asian="bold" style:font-weight-complex="bold"/>
    </style:style>
    <style:style style:name="T156" style:parent-style-name="Policepardéfaut" style:family="text">
      <style:text-properties style:font-name-complex="Arial"/>
    </style:style>
    <style:style style:name="P157" style:parent-style-name="Paragraphedeliste" style:family="paragraph">
      <style:text-properties style:font-name-complex="Arial"/>
    </style:style>
    <style:style style:name="T158" style:parent-style-name="StrongEmphasis" style:family="text">
      <style:text-properties style:font-name-complex="Arial" fo:font-weight="normal" style:font-weight-asian="normal" style:font-weight-complex="normal"/>
    </style:style>
    <style:style style:name="T159" style:parent-style-name="StrongEmphasis" style:family="text">
      <style:text-properties style:font-name-complex="Arial" fo:font-weight="normal" style:font-weight-asian="normal" style:font-weight-complex="normal"/>
    </style:style>
    <style:style style:name="P160" style:parent-style-name="Titre3" style:family="paragraph">
      <style:text-properties style:font-name="Arial" style:font-name-complex="Arial"/>
    </style:style>
    <style:style style:name="P161" style:parent-style-name="Titre3" style:family="paragraph">
      <style:text-properties style:font-name="Arial" style:font-name-complex="Arial"/>
    </style:style>
    <style:style style:name="P162" style:parent-style-name="Titre3" style:family="paragraph">
      <style:text-properties style:font-name="Arial" style:font-name-complex="Arial"/>
    </style:style>
  </office:automatic-styles>
  <office:body>
    <office:text text:use-soft-page-breaks="true">
      <text:p text:style-name="P1"/>
      <text:p text:style-name="P23"/>
      <table:table table:style-name="Table24">
        <table:table-columns>
          <table:table-column table:style-name="TableColumn25"/>
        </table:table-columns>
        <table:table-row table:style-name="TableRow26">
          <table:table-cell table:style-name="TableCell27">
            <text:p text:style-name="P28">ISIMA</text:p>
          </table:table-cell>
        </table:table-row>
        <table:table-row table:style-name="TableRow29">
          <table:table-cell table:style-name="TableCell30">
            <text:p text:style-name="P31">Intelligence Artificielle</text:p>
          </table:table-cell>
        </table:table-row>
        <table:table-row table:style-name="TableRow32">
          <table:table-cell table:style-name="TableCell33">
            <text:p text:style-name="P34"><text:span text:style-name="T35">Projet AI SPOTTER</text:span></text:p>
          </table:table-cell>
        </table:table-row>
      </table:table>
      <text:p text:style-name="P36"/>
      <text:p text:style-name="P37"/>
      <text:p text:style-name="P38"/>
      <text:p text:style-name="P39"/>
      <text:p text:style-name="P40"/>
      <text:p text:style-name="P41"/>
      <text:p text:style-name="P42"/>
      <text:p text:style-name="P43"/>
      <text:p text:style-name="P44"/>
      <text:p text:style-name="P45"/>
      <text:p text:style-name="P46"/>
      <text:p text:style-name="P47">Étude des outils permettant l’analyse et la création d’un détecteur de textes générés par IA et utilisation des RCR et du ML pour répondre à une partie de la problématique.</text:p>
      <text:p text:style-name="P48"/>
      <text:p text:style-name="P49"/>
      <text:p text:style-name="P50"/>
      <text:p text:style-name="P51"/>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52"><text:a xlink:href="#_Toc156229655" office:target-frame-name="_top" xlink:show="replace"><text:span text:style-name="T53">1. TALN ou comment s’est mis au point les outils nécessaires à l’analyse du langage naturel.</text:span><text:tab/>1</text:a></text:p>
          <text:p text:style-name="P54"><text:a xlink:href="#_Toc156229656" office:target-frame-name="_top" xlink:show="replace"><text:span text:style-name="Lienhypertexte">1.1 Fondements théoriques de la linguistique et l'analyse du langage</text:span><text:tab/>1</text:a></text:p>
          <text:p text:style-name="P55"><text:a xlink:href="#_Toc156229657" office:target-frame-name="_top" xlink:show="replace"><text:span text:style-name="Lienhypertexte">1.2 Applications pratiques : arbres d'analyse syntaxique et parsers</text:span><text:tab/>1</text:a></text:p>
          <text:p text:style-name="P56"><text:a xlink:href="#_Toc156229658" office:target-frame-name="_top" xlink:show="replace"><text:span text:style-name="Lienhypertexte">1.3 Analyse distributionnelle et plongement lexical</text:span><text:tab/>1</text:a></text:p>
          <text:p text:style-name="P57"><text:a xlink:href="#_Toc156229659" office:target-frame-name="_top" xlink:show="replace"><text:span text:style-name="T58">2. La représentation de connaissances comme outil d’organisation, de structuration et de simplification de l’information.</text:span><text:tab/>2</text:a></text:p>
          <text:p text:style-name="P59"><text:a xlink:href="#_Toc156229660" office:target-frame-name="_top" xlink:show="replace"><text:span text:style-name="Lienhypertexte">2.1 Rôle fondamental de la représentation de connaissances</text:span><text:tab/>2</text:a></text:p>
          <text:p text:style-name="P60"><text:a xlink:href="#_Toc156229661" office:target-frame-name="_top" xlink:show="replace"><text:span text:style-name="Lienhypertexte">2.2 Graphe de connaissances pour représenter les règles</text:span><text:tab/>2</text:a></text:p>
          <text:p text:style-name="P61"><text:a xlink:href="#_Toc156229662" office:target-frame-name="_top" xlink:show="replace"><text:span text:style-name="T62">3. Le Machine Learning et ses applications dans un projet d'analyse de textes.</text:span><text:tab/>3</text:a></text:p>
          <text:p text:style-name="P63"><text:a xlink:href="#_Toc156229663" office:target-frame-name="_top" xlink:show="replace"><text:span text:style-name="Lienhypertexte">3.1 Constitution du jeu de données</text:span><text:tab/>3</text:a></text:p>
          <text:p text:style-name="P64"><text:a xlink:href="#_Toc156229664" office:target-frame-name="_top" xlink:show="replace"><text:span text:style-name="Lienhypertexte">3.2 Configuration des paramètres du modèle</text:span><text:tab/>3</text:a></text:p>
          <text:p text:style-name="P65"><text:a xlink:href="#_Toc156229665" office:target-frame-name="_top" xlink:show="replace"><text:span text:style-name="T66">3.3 Entraînement du modèle</text:span><text:tab/>3</text:a></text:p>
          <text:p text:style-name="P67"><text:a xlink:href="#_Toc156229666" office:target-frame-name="_top" xlink:show="replace"><text:span text:style-name="T68">3.4 Perspectives d'améliorations</text:span><text:tab/>4</text:a></text:p>
          <text:p text:style-name="P69"><text:a xlink:href="#_Toc156229667" office:target-frame-name="_top" xlink:show="replace"><text:span text:style-name="Lienhypertexte">4. Contributions des membres</text:span><text:tab/>4</text:a></text:p>
          <text:p text:style-name="P70"><text:a xlink:href="#_Toc156229668" office:target-frame-name="_top" xlink:show="replace"><text:span text:style-name="Lienhypertexte">4.1 Lorenzo</text:span><text:tab/>4</text:a></text:p>
          <text:p text:style-name="P71"><text:a xlink:href="#_Toc156229669" office:target-frame-name="_top" xlink:show="replace"><text:span text:style-name="Lienhypertexte">4.2 Axel</text:span><text:tab/>4</text:a></text:p>
        </text:index-body>
      </text:table-of-content>
      <text:p text:style-name="Normal"/>
      <text:h text:style-name="P72" text:outline-level="1"><text:bookmark-start text:name="_Toc156055028"/><text:bookmark-start text:name="_Toc156052053"/><text:bookmark-start text:name="_Toc156050698"/><text:bookmark-start text:name="_Toc156050189"/><text:bookmark-start text:name="_Toc156229655"/><text:soft-page-break/>1. TALN ou comment s’est mis au point les outils nécessaires à l’analyse du langage naturel.<text:bookmark-end text:name="_Toc156055028"/><text:bookmark-end text:name="_Toc156052053"/><text:bookmark-end text:name="_Toc156050698"/><text:bookmark-end text:name="_Toc156050189"/><text:bookmark-end text:name="_Toc156229655"/></text:h>
      <text:h text:style-name="Titre2" text:outline-level="2"><text:bookmark-start text:name="_Toc156055029"/><text:bookmark-start text:name="_Toc156052054"/><text:bookmark-start text:name="_Toc156229656"/>1.1 Fondements théoriques de la linguistique et l'analyse du langage<text:bookmark-end text:name="_Toc156055029"/><text:bookmark-end text:name="_Toc156052054"/><text:bookmark-end text:name="_Toc156229656"/></text:h>
      <text:p text:style-name="Normal">Depuis les années 1950, les travaux de Turing et de Chomsky ont permis d’offrir de nouvelles perspectives à l’étude du langage naturel (NLP).</text:p>
      <text:p text:style-name="Normal">Ses théories ont permis de proposer une approche nouvelle sur la syntaxe et l’étude de la langue. Succédant au paradigme majoritaire d’<text:span text:style-name="T73">analyse distributionnelle</text:span><text:s/>qui consistait à étudier une langue à l’aide d’un échantillon (corpus), l’idée de Chomsky était de partir du postulat que chaque langage est limité par les processus mentaux des êtres humains et que, par cette limitation, il était possible de proposer des manières de structurer tous ces langages naturels. Cette nouvelle optique, tantôt acclamée, tantôt décriée, a néanmoins permis d’offrir une nouvelle perspective à l’analyse de la langue naturelle et a permis la mise au point d’outils pour travailler sur celle-ci</text:p>
      <text:p text:style-name="Normal">De ce fait, bien que l’approche soit différente de l’analyse distributionnelle, elle est loin d’être en opposition avec la précédente et, au contraire, vient compléter l’éventail d’outils permettant l’analyse du langage.</text:p>
      <text:h text:style-name="Titre2" text:outline-level="2"><text:bookmark-start text:name="_Toc156055030"/><text:bookmark-start text:name="_Toc156052055"/><text:bookmark-start text:name="_Toc156229657"/>1.2 Applications pratiques : arbres d'analyse syntaxique et parsers<text:bookmark-end text:name="_Toc156055030"/><text:bookmark-end text:name="_Toc156052055"/><text:bookmark-end text:name="_Toc156229657"/></text:h>
      <text:p text:style-name="Normal">Pour mettre en lien ces deux concepts avec notre problématique initiale, il faut comprendre leur rapport avec l’intelligence artificielle. La grammaire générative et transformationnelle de Chomsky est à l’origine d’un outil d’étude de grammaticalité de la langue naturelle très connue, on parle ici des<text:s/><text:span text:style-name="T74">arbres d’analyse syntaxique.<text:s/></text:span>Ceux-ci ont permis de permettre une représentation des phrases dites «bien formés», en effet, par définition,<text:s/><text:bookmark-start text:name="docs-internal-guid-c26e30fd-7fff-6999-c9"/><text:bookmark-end text:name="docs-internal-guid-c26e30fd-7fff-6999-c9"/>“<text:span text:style-name="T75">Une phrase est grammaticale si et seulement s’il est possible d’en générer une analyse à l’aide d’une grammaire donnée</text:span>”, c’est donc un outil de décision qui permet de décider si une phrase est grammaticale ou non. De ces arbres sont nés les<text:s/><text:span text:style-name="T76">parsers</text:span><text:s/>qui permettent d’analyser la syntaxe de phrase à l’aide d’arbres. On peut citer, par exemple, <text:s/>le framework<text:s/><text:span text:style-name="T77">Stanford Parser</text:span><text:s/>réalisé en JAVA, il permet de générer des arbres syntaxiques et donc d’offrir des méthodes de visualisation du langage et des associations qui peuvent être fais entre les entités de la phrase.<text:s/><text:span text:style-name="T78">(Slide 1)</text:span></text:p>
      <text:h text:style-name="Titre2" text:outline-level="2"><text:bookmark-start text:name="_Toc156055031"/><text:bookmark-start text:name="_Toc156052056"/><text:bookmark-start text:name="_Toc156229658"/>1.3 Analyse distributionnelle et plongement lexical<text:bookmark-end text:name="_Toc156055031"/><text:bookmark-end text:name="_Toc156052056"/><text:bookmark-end text:name="_Toc156229658"/></text:h>
      <text:p text:style-name="Normal">Ensuite, penchons-nous un peu plus sur l’analyse distributionnelle. Celle-ci, comme expliquée brièvement ci-dessus, permet de définir des liens de sens entre les mots en se basant sur un échantillon de texte plus ou moins grand. L’idée nécessaire derrière cet échantillon est qu’il doit être représentatif de l’usage de la langue. Cette méthode a été étudiée et perfectionnée pour mettre au point des outils de mise en relation de certains mots lié par leurs sens et leur proximité d’utilisation. On parle ici de<text:s/><text:span text:style-name="T79">plongement lexical</text:span><text:s/>(word embedding en anglais) afin de traiter une liste de mots selon un corpus donné. L’idée première est de créer une représentation des mots à l’aide de vecteurs avec la propriété suivante : “Moins un vecteur de mot est distant d’un autre, plus les contextes d’utilisations de ces deux mots sont proches. On peut citer les groupes de modèles Word2vec ou GloVe1. Sans trop entrer dans les détails, le premier utilise un réseau de neurones à deux couches alors que le deuxième se base sur une technique de factorisation de matrice.<text:span text:style-name="T80"><text:s/></text:span><text:span text:style-name="T81">(Slide 2)</text:span></text:p>
      <text:p text:style-name="Normal">En somme, on voit que l’étude linguistique a permis, des décennies après, la mise au point d’applications logicielles qui ont permis d’améliorer l’analyse et le traitement du langage naturel. Pour compléter notre brève étude, travaillons sur deux concepts très importants dans le domaine de l’intelligence artificielle : «<text:span text:style-name="T82">La représentation de connaissances</text:span>» et le «<text:span text:style-name="T83">Machine Learning</text:span>».</text:p>
      <text:p text:style-name="P84"/>
      <text:h text:style-name="P85" text:outline-level="1"><text:bookmark-start text:name="_Toc156055032"/><text:bookmark-start text:name="_Toc156052057"/><text:bookmark-start text:name="_Toc156050699"/><text:bookmark-start text:name="_Toc156050190"/><text:bookmark-start text:name="_Toc156229659"/><text:soft-page-break/>2. La représentation de connaissances comme outil d’organisation, de structuration et de simplification de l’information.<text:bookmark-start text:name="docs-internal-guid-81f1408b-7fff-3ed5-a6"/><text:bookmark-end text:name="_Toc156055032"/><text:bookmark-end text:name="_Toc156052057"/><text:bookmark-end text:name="_Toc156050699"/><text:bookmark-end text:name="_Toc156050190"/><text:bookmark-end text:name="_Toc156229659"/><text:bookmark-end text:name="docs-internal-guid-81f1408b-7fff-3ed5-a6"/></text:h>
      <text:h text:style-name="Titre2" text:outline-level="2"><text:bookmark-start text:name="_Toc156055033"/><text:bookmark-start text:name="_Toc156052058"/><text:bookmark-start text:name="_Toc156229660"/>2.1 Rôle fondamental de la représentation de connaissances<text:bookmark-end text:name="_Toc156055033"/><text:bookmark-end text:name="_Toc156052058"/><text:bookmark-end text:name="_Toc156229660"/></text:h>
      <text:p text:style-name="Normal">Pour prendre des décisions sur des problèmes complexes, l’informatique c’est beaucoup appuyé sur le concept de «représentation de connaissances». Celle-ci permet d’offrir une sémantique plus claire et de permettre de comprendre comment fonctionnent le raisonnement et la prise de décision d’un système. Pour analyser un texte, on va partir sur la liste de neuf bases de faits censés nous donner des réponses basées sur les caractéristiques de nos textes.</text:p>
      <text:p text:style-name="Normal">A noter qu’il est très difficile de déterminer efficacement si une IA ou si un être humain a généré un texte par représentation de connaissances. L’idée ici est de simplifier un maximum notre problématique et ainsi de partir de «postulats» qui nous permettront de déterminer des informations clés pour résoudre notre question initiale.</text:p>
      <text:h text:style-name="Titre2" text:outline-level="2"><text:bookmark-start text:name="_Toc156055034"/><text:bookmark-start text:name="_Toc156052059"/><text:bookmark-start text:name="_Toc156229661"/>2.2 Graphe de connaissances pour représenter les règles<text:bookmark-end text:name="_Toc156055034"/><text:bookmark-end text:name="_Toc156052059"/><text:bookmark-end text:name="_Toc156229661"/></text:h>
      <text:list text:style-name="LFO1" text:continue-numbering="true">
        <text:list-item>
          <text:p text:style-name="P86">L’extrait a été rédigé par une IA.</text:p>
        </text:list-item>
      </text:list>
      <text:p text:style-name="P87"><text:span text:style-name="T88">→ extrait(IA)</text:span></text:p>
      <text:list text:style-name="LFO1" text:continue-numbering="true">
        <text:list-item>
          <text:p text:style-name="P89">L’extrait a été rédigé par un humain.</text:p>
        </text:list-item>
      </text:list>
      <text:p text:style-name="P90"><text:span text:style-name="T91">→ extrait(humain)</text:span></text:p>
      <text:list text:style-name="LFO1" text:continue-numbering="true">
        <text:list-item>
          <text:p text:style-name="P92">Si l’extrait est rédigé par un humain alors il n’est pas rédigé par une IA.</text:p>
        </text:list-item>
      </text:list>
      <text:p text:style-name="P93"><text:span text:style-name="T94">→ extrait(humain)<text:s/></text:span><text:span text:style-name="T95">⇒</text:span><text:span text:style-name="T96"><text:s/>¬ extrait(IA)</text:span></text:p>
      <text:list text:style-name="LFO1" text:continue-numbering="true">
        <text:list-item>
          <text:p text:style-name="P97">Si un extrait comporte des mots mal-écrits alors il est rédigé par un humain.</text:p>
        </text:list-item>
      </text:list>
      <text:p text:style-name="P98"><text:span text:style-name="T99">→ contient(extrait, superieur(faute, 0))<text:s/></text:span><text:span text:style-name="T100">⇒</text:span><text:span text:style-name="T101"><text:s/>extrait(humain)</text:span></text:p>
      <text:list text:style-name="LFO1" text:continue-numbering="true">
        <text:list-item>
          <text:p text:style-name="P102">Si un extrait comporte peu de répétitions alors il n’a pas été rédigé par un humain.</text:p>
        </text:list-item>
      </text:list>
      <text:p text:style-name="P103"><text:span text:style-name="T104">→ contient(extrait, inferieur(repetition, 2))<text:s/></text:span><text:span text:style-name="T105">⇒</text:span><text:span text:style-name="T106"><text:s/>¬ extrait(humain)</text:span></text:p>
      <text:list text:style-name="LFO1" text:continue-numbering="true">
        <text:list-item>
          <text:p text:style-name="P107">Si un extrait comporte peu de répétitions, pas d’erreurs et qu’une des phrases est agrammaticale alors il n’a pas été rédigé par une IA.</text:p>
        </text:list-item>
      </text:list>
      <text:p text:style-name="Paragraphedeliste">→ contient(extrait, inferieur(repetition, 2)) ^ contient(extrait, egal(faute, 0)) ^ contient(extrait, superieur(agrammaticalité, 0))<text:s/><text:span text:style-name="T108">⇒</text:span><text:s/>¬ extrait(IA)</text:p>
      <text:list text:style-name="LFO1" text:continue-numbering="true">
        <text:list-item>
          <text:p text:style-name="P109">Si un être humain écrit un extrait alors les phrases feront moins de 20 mots.</text:p>
        </text:list-item>
      </text:list>
      <text:p text:style-name="P110"><text:span text:style-name="T111">→ extrait(humain)<text:s/></text:span><text:span text:style-name="T112">⇒</text:span><text:span text:style-name="T113"><text:s/>contient(phrase, inferieur(taille, 21))</text:span></text:p>
      <text:list text:style-name="LFO1" text:continue-numbering="true">
        <text:list-item>
          <text:p text:style-name="P114">Si une phrase est non-signifiante et ne contient pas de mots mal-écrits alors il est rédigé par un humain.</text:p>
        </text:list-item>
      </text:list>
      <text:p text:style-name="Paragraphedeliste">→ contient(phrase, superieur(non-signifiante, 0)) ^ contient(extrait, inferieur(faute, 0))<text:s/><text:s text:c="2"/><text:span text:style-name="T115">⇒</text:span>extrait(humain)</text:p>
      <text:list text:style-name="LFO1" text:continue-numbering="true">
        <text:list-item>
          <text:p text:style-name="P116">Si un extrait contient au moins une phrase non-signifiante, agrammaticale et composée de successions d’un même caractère ou de mêmes syllabes alors l’extrait est rédigé par un humain.</text:p>
        </text:list-item>
      </text:list>
      <text:p text:style-name="Paragraphedeliste">→ contient(phrase, superieur(non-signifiante, 0)) ^</text:p>
      <text:p text:style-name="P117">contient(extrait, superieur(agrammaticalité, 0)) ^</text:p>
      <text:p text:style-name="P118"><text:span text:style-name="T119">(contient(mot, superieur(lettreSuccessive, 3))<text:s/></text:span><text:span text:style-name="T120">∨</text:span></text:p>
      <text:p text:style-name="P121">(contient(mot, superieur(syllabeSucessive, 4))<text:s/></text:p>
      <text:p text:style-name="P122"><text:span text:style-name="T123">⇒</text:span><text:span text:style-name="T124"><text:s/>extrait(humain)</text:span></text:p>
      <text:p text:style-name="P125"/>
      <text:p text:style-name="Normal">Pour représenter cette base de règles, on utilise un graphe de connaissance.<text:s/><text:span text:style-name="T126">(Slide 3)</text:span></text:p>
      <text:p text:style-name="Normal">Cette manière d’utiliser l’information est donc un moyen de trouver des réponses à des problèmes délicats en simplifiant en partie la problématique et en rendant notre réponse moins précise.</text:p>
      <text:p text:style-name="Normal">Finalement, pour travailler sur des extraits de textes, on utilise de nombreux outils d’analyse afin d’être le plus complet possible. Ces outils permettent d’interagir avec les spécifiées du langage naturel et de fournir des modèles permettant de répondre le plus précisément possible à un problème donné, c’est ce qu’on appelle le Machine Learning.</text:p>
      <text:h text:style-name="P127" text:outline-level="1"><text:bookmark-start text:name="_Toc156050191"/><text:bookmark-start text:name="_Toc156055035"/><text:bookmark-start text:name="_Toc156052060"/><text:bookmark-start text:name="_Toc156050700"/><text:bookmark-start text:name="_Toc156229662"/><text:soft-page-break/>3. Le Machine Learning et ses applications dans un projet d'analyse de textes<text:bookmark-end text:name="_Toc156050191"/>.<text:bookmark-end text:name="_Toc156055035"/><text:bookmark-end text:name="_Toc156052060"/><text:bookmark-end text:name="_Toc156050700"/><text:bookmark-end text:name="_Toc156229662"/></text:h>
      <text:p text:style-name="Normal">Dans cette troisième phase de notre projet, explorons comment le Machine Learning (ML) est utilisé pour aborder notre problématique de détection de textes générés par intelligence artificielle.<text:s/></text:p>
      <text:p text:style-name="Normal">Avant de commencer, le code est disponible sur git<text:span text:style-name="Appelnotedebasdep."><text:note text:note-class="footnote" text:id="_ftn0"><text:note-citation>1</text:note-citation><text:note-body><text:p text:style-name="Footnote"><text:s/>https://github.com/axelfvvv/IAProject</text:p></text:note-body></text:note></text:span>.</text:p>
      <text:h text:style-name="Titre2" text:outline-level="2"><text:bookmark-start text:name="_Toc156055036"/><text:bookmark-start text:name="_Toc156052061"/><text:bookmark-start text:name="_Toc156050701"/><text:bookmark-start text:name="_Toc156050192"/><text:bookmark-start text:name="_Toc156229663"/>3.1 Constitution du jeu de données<text:bookmark-end text:name="_Toc156055036"/><text:bookmark-end text:name="_Toc156052061"/><text:bookmark-end text:name="_Toc156050701"/><text:bookmark-end text:name="_Toc156050192"/><text:bookmark-end text:name="_Toc156229663"/></text:h>
      <text:p text:style-name="Normal">Notre jeu de données a été<text:s/>trouvé sur<text:s/>Kaggle<text:span text:style-name="Appelnotedebasdep."><text:note text:note-class="footnote" text:id="_ftn1"><text:note-citation>2</text:note-citation><text:note-body><text:p text:style-name="Footnote"><text:s/>https://www.kaggle.com/datasets/mahdimaktabdar/chatgpt-classification-dataset/</text:p></text:note-body></text:note></text:span>.</text:p>
      <text:p text:style-name="Normal">Cette base de données contient une variété de textes générés, que ce soit par des êtres humains ou par des intelligences artificielles. Les réponses humaines proviennent de sources telles que "The Encyclopedia of Computer Science and Technology" et "Encyclopedia of Human-Computer Interaction". Les réponses générées par l'IA ont été obtenues en posant des questions à ChatGPT.</text:p>
      <text:p text:style-name="Normal">Après cette phase de collecte, les données ont été nettoyées en éliminant les caractères indésirables, les balises de style, et autres éléments de formatage.</text:p>
      <text:h text:style-name="Titre2" text:outline-level="2"><text:bookmark-start text:name="_Toc156055037"/><text:bookmark-start text:name="_Toc156052062"/><text:bookmark-start text:name="_Toc156050702"/><text:bookmark-start text:name="_Toc156050193"/><text:bookmark-start text:name="_Toc156229664"/>3.2 Configuration des paramètres du modèle<text:bookmark-end text:name="_Toc156055037"/><text:bookmark-end text:name="_Toc156052062"/><text:bookmark-end text:name="_Toc156050702"/><text:bookmark-end text:name="_Toc156050193"/><text:bookmark-end text:name="_Toc156229664"/></text:h>
      <text:p text:style-name="Normal">La mise en place de notre modèle d'analyse a nécessité une attention<text:s/>à certains paramètres, adaptés à notre ensemble de données :</text:p>
      <text:list text:style-name="LFO2" text:continue-numbering="true">
        <text:list-item>
          <text:p text:style-name="P128"><text:span text:style-name="T129">Taille du Vocabulaire (</text:span><text:span text:style-name="T130">vocab_size</text:span><text:span text:style-name="T131">)</text:span><text:span text:style-name="T132">: Nous avons fixé cette valeur à 1000, limitant ainsi le modèle aux 1000 mots les plus fréquents dans nos données. Cela permet de concentrer l'attention sur les termes les plus pertinents.</text:span></text:p>
        </text:list-item>
        <text:list-item>
          <text:p text:style-name="P133"><text:span text:style-name="T134">Dimension de l'Espace d'Embedding (</text:span><text:span text:style-name="T135">embedding_dim</text:span><text:span text:style-name="T136">)</text:span><text:span text:style-name="T137">: Nous avons opté pour une dimension de 50, définissant ainsi la représentation vectorielle de chaque mot dans notre vocabulaire.</text:span></text:p>
        </text:list-item>
        <text:list-item>
          <text:p text:style-name="P138"><text:span text:style-name="T139">Longueur Maximale d'une Séquence (</text:span><text:span text:style-name="T140">max_sequence_length</text:span><text:span text:style-name="T141">)</text:span><text:span text:style-name="T142">: Fixée à 1500, cette valeur détermine la limite de mots examinés par le modèle pour chaque article. Cette valeur a été choisie pour garantir que le modèle puisse analyser une quantité significative d'informations dans chaque article</text:span><text:span text:style-name="T143">.</text:span></text:p>
        </text:list-item>
      </text:list>
      <text:p text:style-name="Normal">On a choisi de limiter le vocabulaire à 1000 mots et d'utiliser une représentation de 50 dimensions pour mieux repérer les répétitions et améliorer la façon dont le modèle comprend les mots.</text:p>
      <text:h text:style-name="P144" text:outline-level="2"><text:bookmark-start text:name="_Toc156055038"/><text:bookmark-start text:name="_Toc156052063"/><text:bookmark-start text:name="_Toc156050703"/><text:bookmark-start text:name="_Toc156050194"/><text:bookmark-start text:name="_Toc156229665"/>3.3 Entraînement du modèle<text:bookmark-end text:name="_Toc156055038"/><text:bookmark-end text:name="_Toc156052063"/><text:bookmark-end text:name="_Toc156050703"/><text:bookmark-end text:name="_Toc156050194"/><text:bookmark-end text:name="_Toc156229665"/></text:h>
      <text:p text:style-name="Normal">Les résultats de l'entraînement sur 10 epochs<text:s/>(nombre de fois où l'ensemble des données d'entraînement est passé à travers le modèle)<text:s/>sont encourageants :</text:p>
      <text:list text:style-name="LFO3" text:continue-numbering="true">
        <text:list-item>
          <text:p text:style-name="P145"><text:span text:style-name="T146">Précision sur l'Ensemble d'Entraînement</text:span><text:span text:style-name="T147">: La précision atteint environ 99.02% à la fin de l'entraînement, indiquant une excellente adaptation aux données d'entraînement.</text:span></text:p>
        </text:list-item>
        <text:list-item>
          <text:p text:style-name="P148"><text:span text:style-name="T149">Perte sur l'Ensemble d'Entraînement</text:span><text:span text:style-name="T150">: La valeur de perte diminue progressivement, atteignant environ 0.0460 à la dernière epoch, signifiant de la convergence du modèle.</text:span></text:p>
        </text:list-item>
        <text:list-item>
          <text:p text:style-name="P151"><text:span text:style-name="T152">Précision sur l'Ensemble de Validation</text:span><text:span text:style-name="T153">: La précision sur l'ensemble de validation se situe autour de 90.20%, prouvant sa capacité de généralisation.</text:span></text:p>
        </text:list-item>
        <text:list-item>
          <text:p text:style-name="P154"><text:span text:style-name="T155">Perte sur l'Ensemble de Validation</text:span><text:span text:style-name="T156">: La valeur de perte sur l'ensemble de validation se maintient à environ 0.3512.</text:span></text:p>
        </text:list-item>
      </text:list>
      <text:p text:style-name="P157"/>
      <text:p text:style-name="Normal">Ces résultats suggèrent une capacité du modèle à apprendre efficacement sur l'ensemble d'entraînement et à généraliser avec succès sur de nouvelles données.</text:p>
      <text:h text:style-name="Titre2" text:outline-level="2"><text:bookmark-start text:name="_Toc156055039"/><text:bookmark-start text:name="_Toc156052064"/><text:bookmark-start text:name="_Toc156050704"/><text:bookmark-start text:name="_Toc156050195"/><text:bookmark-start text:name="_Toc156229666"/><text:soft-page-break/><text:span text:style-name="T158">3.4 Perspectives d'amélioration</text:span><text:bookmark-end text:name="_Toc156055039"/><text:bookmark-end text:name="_Toc156052064"/><text:bookmark-end text:name="_Toc156050704"/><text:bookmark-end text:name="_Toc156050195"/><text:span text:style-name="T159">s</text:span><text:bookmark-end text:name="_Toc156229666"/></text:h>
      <text:h text:style-name="P160" text:outline-level="3"><text:bookmark-start text:name="_Toc156050705"/><text:bookmark-start text:name="_Toc156050196"/>3.4.1 Opérationnalité du modèle<text:bookmark-end text:name="_Toc156050705"/><text:bookmark-end text:name="_Toc156050196"/></text:h>
      <text:p text:style-name="Normal">Notre modèle actuel excelle dans l'analyse des éléments de notre base de données spécifique. Cependant, il est<text:s/>important<text:s/>de souligner que son optimisation se limite à cette base de données. En dehors de ce contexte spécifique, sa performance pourrait présenter des variations. Cela souligne l'importance d'envisager une expansion de la base de données pour une amélioration plus globale de la performance du modèle.</text:p>
      <text:h text:style-name="P161" text:outline-level="3"><text:bookmark-start text:name="_Toc156050706"/><text:bookmark-start text:name="_Toc156050197"/>3.4.2 Gestion des fautes<text:bookmark-end text:name="_Toc156050706"/><text:bookmark-end text:name="_Toc156050197"/></text:h>
      <text:p text:style-name="Normal">Pour garantir une détection d'erreurs plus pointue, notre modèle<text:s/>pourrait<text:s/>explorer des approches plus avancées, telles que l'intégration de techniques de correction orthographique ou l'utilisation de modèles spécialisés dans la détection d'erreurs. Cela renforcerait notre capacité à traiter de manière plus précise les fautes orthographiques et à améliorer la fiabilité du modèle.</text:p>
      <text:h text:style-name="P162" text:outline-level="3">3.4.3 Langues Additionnelles</text:h>
      <text:p text:style-name="Normal"><text:bookmark-start text:name="_Toc156055040"/>Une<text:s/>autre<text:s/>amélioration serait d'ajouter au modèle la capacité de traiter diverses langues, incluant le français, afin de renforcer sa polyvalence. Cette évolution serait cohérente avec l'expansion de la base de données par l'inclusion de textes dans différentes langues. Il convient de souligner que, dans ce contexte, le modèle devra être capable de détecter la langue préalablement au traitement, ou bien, on pourrait envisager la<text:s/>création d’autres<text:s/>modèles spécifiques pour chaque langue.</text:p>
      <text:h text:style-name="Titre1" text:outline-level="1"><text:bookmark-start text:name="_Toc156229667"/>4. Contributions des membres<text:bookmark-end text:name="_Toc156055040"/><text:bookmark-end text:name="_Toc156229667"/></text:h>
      <text:p text:style-name="Normal">Nous avons réparti les tâches de manière collaborative, chacun apportant ses compétences spécifiques au projet AI SPOTTER. Voici un aperçu des contributions individuelles :</text:p>
      <text:h text:style-name="Titre2" text:outline-level="2"><text:bookmark-start text:name="_Toc156055041"/><text:bookmark-start text:name="_Toc156229668"/>4.1 Lorenzo<text:bookmark-end text:name="_Toc156055041"/><text:bookmark-end text:name="_Toc156229668"/></text:h>
      <text:p text:style-name="Normal">Lorenzo a initié la recherche d'une base de données adapté, puis a développé un script permettant de générer un modèle, basé sur les bibliothèques TensorFlow et<text:s/>Scikit-learn de Python, à partir de données(base de données<text:s/>et paramètres) préalablement définies.</text:p>
      <text:p text:style-name="Normal">Une fois le modèle créé, Lorenzo a mis en place une interface utilisateur, utilisant des technologies web telles que HTML, CSS, et JavaScript. Pour la partie backend, il a développé une API Flask en Python permettant de tester les textes avec le modèle de machine learning qu'il a<text:s/>développé.</text:p>
      <text:h text:style-name="Titre2" text:outline-level="2"><text:bookmark-start text:name="_Toc156055042"/><text:bookmark-start text:name="_Toc156229669"/>4.2 Axel<text:bookmark-end text:name="_Toc156055042"/><text:bookmark-end text:name="_Toc156229669"/></text:h>
      <text:p text:style-name="Normal">Axel s'est<text:s/>concentré<text:s/>dans la partie théorique du projet en se focalisant sur la recherche fondamentale pour définir comment traiter le texte. Il a approfondi sa compréhension des algorithmes d'analyse de texte en explorant comment les phrases sont formées, cherchant à saisir les mécanismes qui les animent.</text:p>
      <text:p text:style-name="Normal">Axé sur la distinction entre les caractéristiques des textes créés par des êtres humains et ceux générés par des intelligences artificielles (IA), Axel a élaboré des règles pour identifier ces différences. Plus spécifiquement, il a conçu un langage de représentation des connaissances, détaillant les différentes composantes<text:s/>ainsi qu’un graphe de connaissance schématisant le langage présenté dans le rappor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NSimSun" svg:font-family="NSimSun" style:font-family-generic="modern" style:font-pitch="fixed" svg:panose-1="2 1 6 9 3 1 1 1 1 1"/>
    <style:font-face style:name="Aptos" svg:font-family="Apto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1666in"/>
      <style:text-properties style:font-name="Aptos Display" style:font-name-asian="Times New Roman" style:font-name-complex="Mangal" fo:color="#3A7C22"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text-align="center" fo:margin-top="0.1666in" fo:margin-bottom="0in"/>
      <style:text-properties style:font-name-asian="Times New Roman" style:font-name-complex="Mangal" fo:color="#4EA72E"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text-align="start"/>
      <style:text-properties style:font-name="Aptos Display" style:font-name-asian="Times New Roman" style:font-name-complex="Mangal" fo:color="#4EA72E" fo:font-size="12pt" style:font-size-asian="12pt" style:font-size-complex="10.5pt" fo:hyphenate="false"/>
    </style:style>
    <style:style style:name="Normal" style:display-name="Normal" style:family="paragraph">
      <style:paragraph-properties fo:text-align="justify" fo:margin-top="0.0833in" fo:margin-bottom="0.0833in"/>
      <style:text-properties style:font-name="Arial" style:font-name-asian="Arial" style:font-name-complex="Arial" fo:font-size="11pt" style:font-size-asian="11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Sansinterligne" style:display-name="Sans interligne" style:family="paragraph">
      <style:paragraph-properties fo:widows="2" fo:orphans="2"/>
      <style:text-properties style:font-name-asian="NSimSun" style:letter-kerning="false" style:language-asian="fr" style:country-asian="FR"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style:contextual-spacing="true" fo:margin-top="0in" fo:margin-bottom="0in" fo:margin-left="0.5in">
        <style:tab-stops/>
      </style:paragraph-properties>
      <style:text-properties style:font-name-complex="Mangal" fo:hyphenate="false"/>
    </style:style>
    <style:style style:name="En-têtedetabledesmatières" style:display-name="En-tête de table des matières" style:family="paragraph" style:parent-style-name="Titre1" style:next-style-name="Normal" style:default-outline-level="1">
      <style:paragraph-properties fo:widows="2" fo:orphans="2" fo:text-align="start" style:vertical-align="auto" fo:margin-top="0.1666in" fo:margin-bottom="0in" fo:line-height="105%"/>
      <style:text-properties style:font-name-complex="Times New Roman" style:letter-kerning="false"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text-align="start"/>
      <style:text-properties style:font-name="Aptos" style:font-name-asian="Aptos" style:font-name-complex="Aptos" fo:font-weight="bold" style:font-weight-asian="bold" style:font-weight-complex="bold" fo:text-transform="uppercase" fo:font-size="10pt" style:font-size-asian="10pt" style:font-size-complex="10pt" fo:hyphenate="false"/>
    </style:style>
    <style:style style:name="TM2" style:display-name="TM 2" style:family="paragraph" style:parent-style-name="Normal" style:next-style-name="Normal" style:auto-update="true">
      <style:paragraph-properties fo:text-align="start" fo:margin-top="0in" fo:margin-bottom="0in" fo:margin-left="0.1527in">
        <style:tab-stops/>
      </style:paragraph-properties>
      <style:text-properties style:font-name="Aptos" style:font-name-asian="Aptos" style:font-name-complex="Aptos" fo:font-variant="small-caps" fo:font-size="10pt" style:font-size-asian="10pt" style:font-size-complex="10pt" fo:hyphenate="false"/>
    </style:style>
    <style:style style:name="TM3" style:display-name="TM 3" style:family="paragraph" style:parent-style-name="Normal" style:next-style-name="Normal" style:auto-update="true">
      <style:paragraph-properties fo:text-align="start" fo:margin-top="0in" fo:margin-bottom="0in" fo:margin-left="0.3055in">
        <style:tab-stops/>
      </style:paragraph-properties>
      <style:text-properties style:font-name="Aptos" style:font-name-asian="Aptos" style:font-name-complex="Aptos" fo:font-style="italic" style:font-style-asian="italic" style:font-style-complex="italic" fo:font-size="10pt" style:font-size-asian="10pt" style:font-size-complex="10pt" fo:hyphenate="false"/>
    </style:style>
    <style:style style:name="Pieddepage" style:display-name="Pied de page" style:family="paragraph" style:parent-style-name="Normal">
      <style:paragraph-properties fo:margin-top="0in" fo:margin-bottom="0in">
        <style:tab-stops>
          <style:tab-stop style:type="center" style:position="3.15in"/>
          <style:tab-stop style:type="right" style:position="6.3in"/>
        </style:tab-stops>
      </style:paragraph-properties>
      <style:text-properties style:font-name-complex="Mangal" fo:hyphenate="false"/>
    </style:style>
    <style:style style:name="TM4" style:display-name="TM 4" style:family="paragraph" style:parent-style-name="Normal" style:next-style-name="Normal" style:auto-update="true">
      <style:paragraph-properties fo:text-align="start" fo:margin-top="0in" fo:margin-bottom="0in" fo:margin-left="0.4583in">
        <style:tab-stops/>
      </style:paragraph-properties>
      <style:text-properties style:font-name="Aptos" style:font-name-asian="Aptos" style:font-name-complex="Aptos" fo:font-size="9pt" style:font-size-asian="9pt" style:font-size-complex="9pt" fo:hyphenate="false"/>
    </style:style>
    <style:style style:name="TM5" style:display-name="TM 5" style:family="paragraph" style:parent-style-name="Normal" style:next-style-name="Normal" style:auto-update="true">
      <style:paragraph-properties fo:text-align="start" fo:margin-top="0in" fo:margin-bottom="0in" fo:margin-left="0.6111in">
        <style:tab-stops/>
      </style:paragraph-properties>
      <style:text-properties style:font-name="Aptos" style:font-name-asian="Aptos" style:font-name-complex="Aptos" fo:font-size="9pt" style:font-size-asian="9pt" style:font-size-complex="9pt" fo:hyphenate="false"/>
    </style:style>
    <style:style style:name="TM6" style:display-name="TM 6" style:family="paragraph" style:parent-style-name="Normal" style:next-style-name="Normal" style:auto-update="true">
      <style:paragraph-properties fo:text-align="start" fo:margin-top="0in" fo:margin-bottom="0in" fo:margin-left="0.7638in">
        <style:tab-stops/>
      </style:paragraph-properties>
      <style:text-properties style:font-name="Aptos" style:font-name-asian="Aptos" style:font-name-complex="Aptos" fo:font-size="9pt" style:font-size-asian="9pt" style:font-size-complex="9pt" fo:hyphenate="false"/>
    </style:style>
    <style:style style:name="TM7" style:display-name="TM 7" style:family="paragraph" style:parent-style-name="Normal" style:next-style-name="Normal" style:auto-update="true">
      <style:paragraph-properties fo:text-align="start" fo:margin-top="0in" fo:margin-bottom="0in" fo:margin-left="0.9166in">
        <style:tab-stops/>
      </style:paragraph-properties>
      <style:text-properties style:font-name="Aptos" style:font-name-asian="Aptos" style:font-name-complex="Aptos" fo:font-size="9pt" style:font-size-asian="9pt" style:font-size-complex="9pt" fo:hyphenate="false"/>
    </style:style>
    <style:style style:name="TM8" style:display-name="TM 8" style:family="paragraph" style:parent-style-name="Normal" style:next-style-name="Normal" style:auto-update="true">
      <style:paragraph-properties fo:text-align="start" fo:margin-top="0in" fo:margin-bottom="0in" fo:margin-left="1.0694in">
        <style:tab-stops/>
      </style:paragraph-properties>
      <style:text-properties style:font-name="Aptos" style:font-name-asian="Aptos" style:font-name-complex="Aptos" fo:font-size="9pt" style:font-size-asian="9pt" style:font-size-complex="9pt" fo:hyphenate="false"/>
    </style:style>
    <style:style style:name="TM9" style:display-name="TM 9" style:family="paragraph" style:parent-style-name="Normal" style:next-style-name="Normal" style:auto-update="true">
      <style:paragraph-properties fo:text-align="start" fo:margin-top="0in" fo:margin-bottom="0in" fo:margin-left="1.2222in">
        <style:tab-stops/>
      </style:paragraph-properties>
      <style:text-properties style:font-name="Aptos" style:font-name-asian="Aptos" style:font-name-complex="Aptos" fo:font-size="9pt" style:font-size-asian="9pt" style:font-size-complex="9pt" fo:hyphenate="false"/>
    </style:style>
    <style:style style:name="Endnote" style:display-name="Endnote" style:family="paragraph" style:parent-style-name="Normal">
      <style:paragraph-properties fo:margin-top="0in" fo:margin-bottom="0in"/>
      <style:text-properties style:font-name-complex="Mangal" fo:font-size="10pt" style:font-size-asian="10pt" style:font-size-complex="9pt" fo:hyphenate="false"/>
    </style:style>
    <style:style style:name="Footnote" style:display-name="Footnote" style:family="paragraph" style:parent-style-name="Normal">
      <style:paragraph-properties fo:margin-top="0in" fo:margin-bottom="0in"/>
      <style:text-properties style:font-name-complex="Mangal" fo:font-size="10pt" style:font-size-asian="10pt" style:font-size-complex="9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Titre1Car" style:display-name="Titre 1 Car" style:family="text" style:parent-style-name="Policepardéfaut">
      <style:text-properties style:font-name="Aptos Display" style:font-name-asian="Times New Roman" style:font-name-complex="Mangal" fo:color="#3A7C22" fo:font-size="16pt" style:font-size-asian="16pt" style:font-size-complex="14.5pt"/>
    </style:style>
    <style:style style:name="Titre2Car" style:display-name="Titre 2 Car" style:family="text" style:parent-style-name="Policepardéfaut">
      <style:text-properties style:font-name="Arial" style:font-name-asian="Times New Roman" style:font-name-complex="Mangal" fo:color="#4EA72E" fo:font-size="13pt" style:font-size-asian="13pt" style:font-size-complex="11.5pt"/>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3Car" style:display-name="Titre 3 Car" style:family="text" style:parent-style-name="Policepardéfaut">
      <style:text-properties style:font-name="Aptos Display" style:font-name-asian="Times New Roman" style:font-name-complex="Mangal" fo:color="#4EA72E" style:font-size-complex="10.5pt"/>
    </style:style>
    <style:style style:name="PieddepageCar" style:display-name="Pied de page Car" style:family="text" style:parent-style-name="Policepardéfaut">
      <style:text-properties style:font-name="Arial" style:font-name-asian="Arial" style:font-name-complex="Mangal" fo:font-size="11pt" style:font-size-asian="11pt"/>
    </style:style>
    <style:style style:name="SansinterligneCar" style:display-name="Sans interligne Car" style:family="text" style:parent-style-name="Policepardéfaut">
      <style:text-properties style:font-name-asian="NSimSun" style:letter-kerning="false" style:language-asian="fr" style:country-asian="FR"/>
    </style:style>
    <style:style style:name="NotedefinCar" style:display-name="Note de fin Car" style:family="text" style:parent-style-name="Policepardéfaut">
      <style:text-properties style:font-name="Arial" style:font-name-asian="Arial" style:font-name-complex="Mangal" fo:font-size="10pt" style:font-size-asian="10pt" style:font-size-complex="9pt"/>
    </style:style>
    <style:style style:name="Appeldenotedefin" style:display-name="Appel de note de fin" style:family="text" style:parent-style-name="Policepardéfaut">
      <style:text-properties style:text-position="super 66.6%"/>
    </style:style>
    <style:style style:name="NotedebasdepageCar" style:display-name="Note de bas de page Car" style:family="text" style:parent-style-name="Policepardéfaut">
      <style:text-properties style:font-name="Arial" style:font-name-asian="Arial"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style:style style:name="Footnoteanchor" style:display-name="Footnote anchor" style:family="text">
      <style:text-properties style:text-position="super 66.6%"/>
    </style:style>
    <style:style style:name="FootnoteSymbol" style:display-name="Footnote Symbol" style:family="text"/>
    <style:style style:name="Endnoteanchor" style:display-name="Endnote anchor" style:family="text">
      <style:text-properties style:text-position="super 66.6%"/>
    </style:style>
    <style:style style:name="EndnoteSymbol" style:display-name="Endnote Symbol" style:family="text"/>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style:font-name="Arial" style:font-name-complex="Arial" fo:font-size="10pt" style:font-size-asian="10pt" style:font-size-complex="10pt"/>
    </style:style>
    <style:style style:name="T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5" style:parent-style-name="Policepardéfaut" style:family="text">
      <style:text-properties style:font-name="Arial" style:font-name-complex="Arial" fo:font-size="10pt" style:font-size-asian="10pt" style:font-size-complex="10pt"/>
    </style:style>
    <style:style style:name="T6"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7" style:parent-style-name="Policepardéfaut" style:family="text">
      <style:text-properties style:font-name="Arial" style:font-name-complex="Arial" fo:font-size="10pt" style:font-size-asian="10pt" style:font-size-complex="10pt"/>
    </style:style>
    <style:style style:name="T8" style:parent-style-name="Policepardéfaut" style:family="text">
      <style:text-properties style:font-name="Arial" style:font-name-complex="Arial" fo:font-size="10pt" style:font-size-asian="10pt" style:font-size-complex="10pt"/>
    </style:style>
    <style:style style:name="T9"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10" style:parent-style-name="Pieddepage" style:family="paragraph">
      <style:paragraph-properties fo:text-align="end"/>
    </style:style>
    <style:style style:name="T11" style:parent-style-name="Policepardéfaut" style:family="text">
      <style:text-properties style:font-name="Arial" style:font-name-complex="Arial" fo:font-size="10pt" style:font-size-asian="10pt" style:font-size-complex="10pt"/>
    </style:style>
    <style:style style:name="T12"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4" style:parent-style-name="Policepardéfaut" style:family="text">
      <style:text-properties style:font-name="Arial" style:font-name-complex="Arial" fo:font-size="10pt" style:font-size-asian="10pt" style:font-size-complex="10pt"/>
    </style:style>
    <style:style style:name="T15"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6" style:parent-style-name="Policepardéfaut" style:family="text">
      <style:text-properties style:font-name="Arial" style:font-name-complex="Arial" fo:font-size="10pt" style:font-size-asian="10pt" style:font-size-complex="10pt"/>
    </style:style>
    <style:style style:name="T17" style:parent-style-name="Policepardéfaut" style:family="text">
      <style:text-properties style:font-name="Arial" style:font-name-complex="Arial" fo:font-size="10pt" style:font-size-asian="10pt" style:font-size-complex="10pt"/>
    </style:style>
    <style:style style:name="T18" style:parent-style-name="Policepardéfaut" style:family="text">
      <style:text-properties style:font-name="Arial" style:font-name-complex="Arial" fo:font-size="10pt" style:font-size-asian="10pt" style:font-size-complex="10pt"/>
    </style:style>
    <style:style style:name="T19" style:parent-style-name="Policepardéfaut" style:family="text">
      <style:text-properties style:font-name="Arial" style:font-name-complex="Arial" fo:font-size="10pt" style:font-size-asian="10pt" style:font-size-complex="10pt"/>
    </style:style>
    <style:style style:name="T20" style:parent-style-name="Policepardéfaut" style:family="text">
      <style:text-properties style:font-name="Arial" style:font-name-complex="Arial" fo:font-size="10pt" style:font-size-asian="10pt" style:font-size-complex="10pt"/>
    </style:style>
    <style:style style:name="T21"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22" style:parent-style-name="Pieddepage" style:family="paragraph">
      <style:paragraph-properties fo:text-align="end"/>
    </style:style>
  </office:automatic-styles>
  <office:master-styles>
    <style:master-page style:name="MPF0" style:page-layout-name="PL0">
      <style:header>
        <text:p text:style-name="En-tête"><text:span text:style-name="T2">Janvier</text:span><text:span text:style-name="T3"><text:tab/></text:span><text:span text:style-name="T4"><text:tab/></text:span><text:span text:style-name="T5">Lorenzo<text:s/></text:span><text:span text:style-name="T6">BARBEY</text:span></text:p>
        <text:p text:style-name="En-tête"><text:span text:style-name="T7">2024</text:span><text:span text:style-name="T8"><text:tab/><text:s text:c="136"/>Axel <text:s text:c="7"/></text:span><text:span text:style-name="T9">FEVEZ</text:span></text:p>
        <text:p text:style-name="En-tête"/>
      </style:header>
      <style:footer>
        <text:p text:style-name="P10"><text:page-number text:fixed="false">5</text:page-number></text:p>
        <text:p text:style-name="Pieddepage"/>
      </style:footer>
      <style:header-first>
        <text:p text:style-name="En-tête"><text:span text:style-name="T11">Janvier</text:span><text:span text:style-name="T12"><text:tab/></text:span><text:span text:style-name="T13"><text:tab/></text:span><text:span text:style-name="T14">Lorenzo<text:s/></text:span><text:span text:style-name="T15">BARBEY</text:span></text:p>
        <text:p text:style-name="En-tête"><text:span text:style-name="T16">2024</text:span><text:span text:style-name="T17"><text:tab/></text:span><text:span text:style-name="T18"><text:s text:c="136"/></text:span><text:span text:style-name="T19">Axel</text:span><text:span text:style-name="T20"><text:s text:c="8"/></text:span><text:span text:style-name="T21">FEVEZ</text:span></text:p>
      </style:header-first>
      <style:footer-first>
        <text:p text:style-name="P22"><text:page-number text:fixed="false">0</text:page-number></text:p>
        <text:p text:style-name="Pieddepag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oTwiiX YT</meta:initial-creator>
    <dc:creator>KoTwiiX YT</dc:creator>
    <meta:creation-date>2024-01-13T15:19:00Z</meta:creation-date>
    <dc:date>2024-01-15T15:56:00Z</dc:date>
    <meta:print-date>2024-01-13T15:19:00Z</meta:print-date>
    <meta:template xlink:href="Normal.dotm" xlink:type="simple"/>
    <meta:editing-cycles>1</meta:editing-cycles>
    <meta:editing-duration>PT1860S</meta:editing-duration>
    <meta:document-statistic meta:page-count="5" meta:paragraph-count="29" meta:word-count="2290" meta:character-count="14861" meta:row-count="105" meta:non-whitespace-character-count="12600"/>
  </office:meta>
</office:document-meta>
</file>